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1.318cm" fo:min-width="5.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1.044cm" fo:min-width="6.26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1.116cm" fo:min-width="5.0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928cm" fo:min-width="2.955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f10d0c" draw:marker-start-width="0.252cm" draw:marker-end="Arrowheads_20_2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8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0" style:family="graphic" style:parent-style-name="objectwithoutfill">
      <style:graphic-properties svg:stroke-width="0.035cm" svg:stroke-color="#8e86ae" draw:marker-start-width="0.252cm" draw:marker-end="Arrowheads_20_9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f10d0c" draw:marker-start-width="0.252cm" draw:marker-end="线条箭头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svg:stroke-width="0.035cm" svg:stroke-color="#f10d0c" draw:marker-start-width="0.252cm" draw:marker-end="线条箭头_20_2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82cm"/>
      <style:paragraph-properties style:writing-mode="lr-tb"/>
    </style:style>
    <style:style style:name="gr14" style:family="graphic" style:parent-style-name="objectwithoutfill">
      <style:graphic-properties svg:stroke-width="0.035cm" svg:stroke-color="#f10d0c" draw:marker-start-width="0.252cm" draw:marker-end="线条箭头_20_3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3" style:family="paragraph">
      <style:paragraph-properties fo:margin-left="0cm" fo:margin-right="0cm" fo:text-align="center" fo:text-indent="0cm" style:writing-mode="lr-tb"/>
      <style:text-properties fo:color="#666666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5" style:family="paragraph"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7" style:family="paragraph">
      <style:paragraph-properties fo:text-align="center" style:writing-mode="lr-tb"/>
      <style:text-properties fo:color="#77bc6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9" style:family="paragraph">
      <loext:graphic-properties draw:fill="none"/>
      <style:paragraph-properties fo:text-align="center"/>
      <style:text-properties fo:font-size="21pt" fo:font-weight="bold" style:font-size-asian="21pt" style:font-size-complex="21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6pt" fo:font-weight="bold" style:font-size-asian="16pt" style:font-size-complex="16pt"/>
    </style:style>
    <style:style style:name="P12" style:family="paragraph">
      <style:paragraph-properties fo:text-align="center"/>
      <style:text-properties fo:color="#808080" loext:opacity="100%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808080" loext:opacity="100%" style:font-name="PingFang SC" fo:font-size="32pt" style:font-size-asian="32pt" style:font-size-complex="32pt"/>
    </style:style>
    <style:style style:name="P14" style:family="paragraph">
      <style:paragraph-properties fo:text-align="center" style:writing-mode="lr-tb"/>
      <style:text-properties fo:color="#666666" loext:opacity="100%" style:font-name="Fira Sans Condensed" fo:font-size="16pt" fo:font-weight="bold" style:font-size-asian="16pt" style:font-size-complex="16pt"/>
    </style:style>
    <style:style style:name="P15" style:family="paragraph">
      <loext:graphic-properties draw:fill-color="#ffffff"/>
      <style:paragraph-properties fo:text-align="center" style:writing-mode="lr-tb"/>
      <style:text-properties fo:color="#666666" loext:opacity="100%" style:font-name="Fira Sans Condensed" fo:font-size="16pt" fo:font-weight="bold" style:font-size-asian="16pt" style:font-size-complex="16pt"/>
    </style:style>
    <style:style style:name="T1" style:family="text">
      <style:text-properties fo:color="#ff972f" loext:opacity="100%" style:font-name="Fira Sans Condensed" fo:font-size="20pt" fo:font-style="normal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729fcf" loext:opacity="100%" style:font-name="Fira Sans Condensed" fo:font-size="20pt" style:font-size-asian="20pt" style:font-size-complex="20pt"/>
    </style:style>
    <style:style style:name="T4" style:family="text">
      <style:text-properties fo:color="#77bc65" loext:opacity="100%" style:font-name="Fira Sans Condensed" fo:font-size="20pt" style:letter-kerning="true" style:font-name-asian="Noto Sans CJK SC" style:font-size-asian="20pt" style:font-name-complex="Droid Sans Devanagari" style:font-size-complex="20pt"/>
    </style:style>
    <style:style style:name="T5" style:family="text">
      <style:text-properties fo:color="#ff3838" loext:opacity="100%" style:font-name="Fira Sans Condensed" fo:font-size="16pt" style:font-size-asian="16pt" style:font-size-complex="16pt"/>
    </style:style>
    <style:style style:name="T6" style:family="text">
      <style:text-properties style:font-name="PingFang SC" fo:font-size="32pt" style:font-size-asian="32pt" style:font-size-complex="32pt"/>
    </style:style>
    <style:style style:name="T7" style:family="text">
      <style:text-properties style:font-name="PingFang SC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Fira Sans Condens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146cm" svg:height="1.774cm" svg:x="7.561cm" svg:y="3.95cm">
          <text:p text:style-name="P1"><text:span text:style-name="T1">numbersWhile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513cm" svg:height="1.584cm" svg:x="7.878cm" svg:y="7.452cm">
          <text:p text:style-name="P3"><text:span text:style-name="T2">myNum = 0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11.087cm" svg:height="2.8cm" svg:x="5.091cm" svg:y="10.873cm">
          <text:p text:style-name="P5"><text:span text:style-name="T3">0 &lt;= myNum &lt;= 5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8" xml:id="id5" draw:id="id5" draw:layer="layout" svg:width="4.563cm" svg:height="1.584cm" svg:x="8.346cm" svg:y="15.057cm">
          <text:p text:style-name="P7"><text:span text:style-name="T4">myNum</text:span></text:p>
          <draw:enhanced-geometry svg:viewBox="0 0 21600 21600" draw:glue-points="?f6 0 10800 ?f8 ?f11 10800 ?f9 21600 10800 ?f10 ?f5 10800" draw:text-areas="?f3 ?f3 ?f4 ?f4" draw:type="parallelogram" draw:modifiers="1909.934061182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9" draw:layer="layout" draw:type="line" svg:x1="10.634cm" svg:y1="5.724cm" svg:x2="10.635cm" svg:y2="7.452cm" draw:start-shape="id1" draw:start-glue-point="2" draw:end-shape="id2" draw:end-glue-point="5" svg:d="M10634 5724l1 1728" svg:viewBox="0 0 2 1729">
          <text:p/>
        </draw:connector>
        <draw:connector draw:style-name="gr6" draw:text-style-name="P9" draw:layer="layout" draw:type="line" svg:x1="10.635cm" svg:y1="9.036cm" svg:x2="10.635cm" svg:y2="10.873cm" draw:start-shape="id2" draw:start-glue-point="8" draw:end-shape="id3" draw:end-glue-point="4" svg:d="M10635 9036v1837" svg:viewBox="0 0 1 1838">
          <text:p/>
        </draw:connector>
        <draw:connector draw:style-name="gr7" draw:text-style-name="P9" draw:layer="layout" draw:line-skew="0.75cm -1.072cm" svg:x1="10.627cm" svg:y1="19.681cm" svg:x2="5.091cm" svg:y2="12.273cm" draw:start-shape="id4" draw:start-glue-point="7" draw:end-shape="id3" draw:end-glue-point="5" svg:d="M10627 19681v1269h-7127v-8677h1591" svg:viewBox="0 0 7128 8678">
          <text:p/>
        </draw:connector>
        <draw:frame draw:style-name="gr8" draw:text-style-name="P11" draw:layer="layout" svg:width="1.266cm" svg:height="1.071cm" svg:x="10.603cm" svg:y="13.533cm">
          <draw:text-box>
            <text:p text:style-name="P10"><text:span text:style-name="T5">T</text:span></text:p>
          </draw:text-box>
        </draw:frame>
        <draw:frame draw:style-name="gr9" draw:text-style-name="P13" draw:layer="layout" svg:width="19.59cm" svg:height="2.1cm" svg:x="1cm" svg:y="1.4cm">
          <draw:text-box>
            <text:p text:style-name="P12"><text:span text:style-name="T6">flowchart | </text:span><text:span text:style-name="T7">numbersWhile.py</text:span></text:p>
          </draw:text-box>
        </draw:frame>
        <draw:line draw:style-name="gr10" draw:text-style-name="P9" draw:layer="layout" svg:x1="12.25cm" svg:y1="15.667cm" svg:x2="12.884cm" svg:y2="14.4cm">
          <text:p/>
        </draw:line>
        <draw:connector draw:style-name="gr11" draw:text-style-name="P9" draw:layer="layout" draw:type="line" svg:x1="10.635cm" svg:y1="13.673cm" svg:x2="10.628cm" svg:y2="15.057cm" draw:start-shape="id3" draw:start-glue-point="6" draw:end-shape="id5" draw:end-glue-point="5" svg:d="M10635 13673l-7 1384" svg:viewBox="0 0 8 1385">
          <text:p/>
        </draw:connector>
        <draw:custom-shape draw:style-name="gr2" draw:text-style-name="P15" xml:id="id4" draw:id="id4" draw:layer="layout" svg:width="8.108cm" svg:height="1.584cm" svg:x="6.573cm" svg:y="18.097cm">
          <text:p text:style-name="P14"><text:span text:style-name="T8">myNum = myNum + 1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9" draw:layer="layout" draw:type="line" svg:x1="10.628cm" svg:y1="16.641cm" svg:x2="10.627cm" svg:y2="18.097cm" draw:start-shape="id5" draw:start-glue-point="8" draw:end-shape="id4" draw:end-glue-point="4" svg:d="M10628 16641l-1 1456" svg:viewBox="0 0 2 1457">
          <text:p/>
        </draw:connector>
        <draw:frame draw:style-name="gr13" draw:text-style-name="P11" draw:layer="layout" svg:width="1.267cm" svg:height="1.07cm" svg:x="16.585cm" svg:y="11.399cm">
          <draw:text-box>
            <text:p text:style-name="P10"><text:span text:style-name="T5">F</text:span></text:p>
          </draw:text-box>
        </draw:frame>
        <draw:custom-shape draw:style-name="gr1" draw:text-style-name="P2" xml:id="id6" draw:id="id6" draw:layer="layout" svg:width="6.146cm" svg:height="1.774cm" svg:x="7.562cm" svg:y="23.926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draw:line-skew="0.804cm 3.4cm" svg:x1="16.178cm" svg:y1="12.273cm" svg:x2="10.635cm" svg:y2="23.926cm" draw:start-shape="id3" draw:start-glue-point="7" draw:end-shape="id6" draw:end-glue-point="0" svg:d="M16178 12273h1322v9927h-6865v1726" svg:viewBox="0 0 6866 1165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9" draw:display-name="Arrowheads 9" svg:viewBox="0 0 20 20" svg:d="M0 20l10-20 10 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5T22:15:20.746947309</dc:date>
    <meta:editing-duration>PT32M42S</meta:editing-duration>
    <meta:editing-cycles>7</meta:editing-cycles>
    <meta:generator>LibreOffice/7.3.4.2$Linux_X86_64 LibreOffice_project/30$Build-2</meta:generator>
    <meta:document-statistic meta:object-count="16"/>
  </office:meta>
</office:document-meta>
</file>